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Liberation Sans1" fo:font-size="12pt" style:font-size-asian="12pt" style:font-size-complex="12pt"/>
    </style:style>
    <style:style style:name="P2" style:family="paragraph" style:parent-style-name="Standard" style:list-style-name="L1">
      <style:paragraph-properties fo:margin-top="0.0398in" fo:margin-bottom="0.0398in" loext:contextual-spacing="false" fo:line-height="115%" fo:text-align="start" style:justify-single-word="false"/>
      <style:text-properties style:font-name="Liberation Sans1" fo:font-size="12pt" style:font-size-asian="12pt" style:font-size-complex="12pt"/>
    </style:style>
    <style:style style:name="P3" style:family="paragraph" style:parent-style-name="Standard" style:list-style-name="L2">
      <style:paragraph-properties fo:margin-top="0.0398in" fo:margin-bottom="0.0398in" loext:contextual-spacing="false" fo:line-height="115%" fo:text-align="start" style:justify-single-word="false"/>
      <style:text-properties style:font-name="Liberation Sans1" fo:font-size="12pt" style:font-size-asian="12pt" style:font-size-complex="12pt"/>
    </style:style>
    <style:style style:name="P4" style:family="paragraph" style:parent-style-name="Standard" style:list-style-name="L4">
      <style:paragraph-properties fo:margin-top="0.0398in" fo:margin-bottom="0.0398in" loext:contextual-spacing="false" fo:line-height="115%" fo:text-align="start" style:justify-single-word="false"/>
      <style:text-properties style:font-name="Liberation Sans1" fo:font-size="12pt" style:font-size-asian="12pt" style:font-size-complex="12pt"/>
    </style:style>
    <style:style style:name="P5" style:family="paragraph" style:parent-style-name="Standard" style:list-style-name="L5">
      <style:paragraph-properties fo:margin-top="0.0398in" fo:margin-bottom="0.0398in" loext:contextual-spacing="false" fo:line-height="115%" fo:text-align="start" style:justify-single-word="false"/>
      <style:text-properties style:font-name="Liberation Sans1" fo:font-size="12pt" style:font-size-asian="12pt" style:font-size-complex="12pt"/>
    </style:style>
    <style:style style:name="P6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Liberation Sans1" fo:font-size="12pt" officeooo:rsid="0011f6d0" officeooo:paragraph-rsid="0011f6d0" style:font-size-asian="12pt" style:font-size-complex="12pt"/>
    </style:style>
    <style:style style:name="P7" style:family="paragraph" style:parent-style-name="Standard" style:list-style-name="L3">
      <style:paragraph-properties fo:margin-top="0.0398in" fo:margin-bottom="0.0398in" loext:contextual-spacing="false" fo:line-height="115%" fo:text-align="start" style:justify-single-word="false"/>
    </style:style>
    <style:style style:name="T1" style:family="text">
      <style:text-properties style:font-name="Liberation Sans1"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NSWERS</text:p>
      <text:p text:style-name="P6"><text:tab/>MYSQL ==&gt; CONTEXT MENU QUERIES...</text:p>
      <text:p text:style-name="P6"><text:tab/>POSTMAN ==&gt; CODE FOR REQUEST...</text:p>
      <text:p text:style-name="P1">BACK END</text:p>
      <text:list xml:id="list3175131452" text:style-name="L1">
        <text:list-item>
          <text:p text:style-name="P2">Create User route</text:p>
        </text:list-item>
        <text:list-item>
          <text:p text:style-name="P2">Verify User route</text:p>
        </text:list-item>
      </text:list>
      <text:p text:style-name="P1">FRONT END</text:p>
      <text:list xml:id="list878314548" text:style-name="L2">
        <text:list-item>
          <text:p text:style-name="P3">NewUserForm</text:p>
        </text:list-item>
        <text:list-item>
          <text:p text:style-name="P3">SignInForm</text:p>
        </text:list-item>
        <text:list-item>
          <text:p text:style-name="P3">SecretEntryForm</text:p>
        </text:list-item>
        <text:list-item>
          <text:p text:style-name="P3">DatePicker</text:p>
        </text:list-item>
        <text:list-item>
          <text:p text:style-name="P3">TimePicker</text:p>
        </text:list-item>
        <text:list-item>
          <text:p text:style-name="P3">TimeBarChart</text:p>
        </text:list-item>
        <text:list-item>
          <text:p text:style-name="P3">ExtensionButtonBar</text:p>
        </text:list-item>
        <text:list-item>
          <text:p text:style-name="P3">SecretsTable</text:p>
        </text:list-item>
        <text:list-item>
          <text:p text:style-name="P3">HelpButton</text:p>
        </text:list-item>
      </text:list>
      <text:p text:style-name="P1">REQUIRED FUNCTIONALITY</text:p>
      <text:list xml:id="list2563590471" text:style-name="L3">
        <text:list-item>
          <text:p text:style-name="P7"><text:span text:style-name="T1">checkReleaseDates();</text:span></text:p>
        </text:list-item>
      </text:list>
      <text:p text:style-name="P1">THOUGHTS/CONSTRAINTS</text:p>
      <text:list xml:id="list1197737325" text:style-name="L4">
        <text:list-item>
          <text:p text:style-name="P4">User should not be bugged with calendar if they just want later today. </text:p>
        </text:list-item>
        <text:list-item>
          <text:p text:style-name="P4">User does not query. They login and all items for which time has last are displayed</text:p>
        </text:list-item>
        <text:list-item>
          <text:p text:style-name="P4">Probably can use set-time out to check once a minute, for dynamic refresh</text:p>
        </text:list-item>
        <text:list-item>
          <text:p text:style-name="P4">Time lines above,lapses secrets in table below? Or it could be a countdown sort of thing (probably not, that breeds anxiety). Think on it.)</text:p>
        </text:list-item>
        <text:list-item>
          <text:p text:style-name="P4">When user clicks secret, automatically gets pasted, and took tip says ‘copied’</text:p>
        </text:list-item>
        <text:list-item>
          <text:p text:style-name="P4">Help button will have modal or tooltip that should all instructions for the page</text:p>
        </text:list-item>
      </text:list>
      <text:p text:style-name="P1">LATER</text:p>
      <text:list xml:id="list3609681000" text:style-name="L5">
        <text:list-item>
          <text:p text:style-name="P5">encryp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03:54:34.031684731</meta:creation-date>
    <dc:date>2019-01-22T04:23:49.467892800</dc:date>
    <meta:editing-duration>PT18M1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7" meta:word-count="147" meta:character-count="852" meta:non-whitespace-character-count="748"/>
  </office:meta>
</office:document-meta>
</file>